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17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18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1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5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8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29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7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8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39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2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3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4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5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7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8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49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5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7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8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9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2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3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5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6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7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8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1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2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3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4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5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6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8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79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2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3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4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5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6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7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8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89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0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3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4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5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6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7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7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97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J40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J44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J48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J52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55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Senza_20_nome1" style:base-cell-address="Foglio1.A60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13" table:default-cell-style-name="ce1"/>
        <table:table-column table:style-name="co2" table:default-cell-style-name="ce90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N 3</text:p>
          </table:table-cell>
          <table:table-cell office:value-type="string" calcext:value-type="string">
            <text:p>PULSA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8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4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/INV</text:p>
          </table:table-cell>
        </table:table-row>
        <table:table-row table:style-name="ro1"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8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4"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8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U</text:p>
          </table:table-cell>
        </table:table-row>
        <table:table-row table:style-name="ro1"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10"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8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NO</text:p>
          </table:table-cell>
        </table:table-row>
        <table:table-row table:style-name="ro1">
          <table:table-cell table:style-name="ce75" table:number-columns-repeated="13"/>
          <table:table-cell table:number-columns-repeated="2"/>
        </table:table-row>
        <table:table-row table:style-name="ro1">
          <table:table-cell table:style-name="ce76" table:number-columns-repeated="13"/>
          <table:table-cell table:number-columns-repeated="2"/>
        </table:table-row>
        <table:table-row table:style-name="ro1">
          <table:table-cell table:style-name="ce77" table:number-columns-repeated="13"/>
          <table:table-cell table:number-columns-repeated="2"/>
        </table:table-row>
        <table:table-row table:style-name="ro1">
          <table:table-cell table:style-name="ce78" table:number-columns-repeated="13"/>
          <table:table-cell table:number-columns-repeated="2"/>
        </table:table-row>
        <table:table-row table:style-name="ro1">
          <table:table-cell table:style-name="ce79" table:number-columns-repeated="13"/>
          <table:table-cell table:number-columns-repeated="2"/>
        </table:table-row>
        <table:table-row table:style-name="ro1">
          <table:table-cell table:style-name="ce80" table:number-columns-repeated="13"/>
          <table:table-cell table:number-columns-repeated="2"/>
        </table:table-row>
        <table:table-row table:style-name="ro1">
          <table:table-cell table:style-name="ce81" table:number-columns-repeated="13"/>
          <table:table-cell table:number-columns-repeated="2"/>
        </table:table-row>
        <table:table-row table:style-name="ro1">
          <table:table-cell table:style-name="ce82" table:number-columns-repeated="13"/>
          <table:table-cell table:number-columns-repeated="2"/>
        </table:table-row>
        <table:table-row table:style-name="ro1">
          <table:table-cell table:style-name="ce83" table:number-columns-repeated="13"/>
          <table:table-cell table:number-columns-repeated="2"/>
        </table:table-row>
        <table:table-row table:style-name="ro1" table:number-rows-repeated="1048476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Foglio1.A100:Foglio1.M1048571 Foglio1.A1:Foglio1.M16 Foglio1.A33:Foglio1.M34 Foglio1.A51:Foglio1.M52 Foglio1.A56:Foglio1.M56 Foglio1.A62:Foglio1.M64 Foglio1.A71:Foglio1.M73 Foglio1.A93:Foglio1.M95">
            <calcext:condition calcext:apply-style-name="Senza nome1" calcext:value="=1" calcext:base-cell-address="Foglio1.A1"/>
          </calcext:conditional-format>
          <calcext:conditional-format calcext:target-range-address="Foglio1.A17:Foglio1.M17">
            <calcext:condition calcext:apply-style-name="Senza nome1" calcext:value="=1" calcext:base-cell-address="Foglio1.A17"/>
          </calcext:conditional-format>
          <calcext:conditional-format calcext:target-range-address="Foglio1.A18:Foglio1.M18">
            <calcext:condition calcext:apply-style-name="Senza nome1" calcext:value="=1" calcext:base-cell-address="Foglio1.A18"/>
          </calcext:conditional-format>
          <calcext:conditional-format calcext:target-range-address="Foglio1.A19:Foglio1.M19">
            <calcext:condition calcext:apply-style-name="Senza nome1" calcext:value="=1" calcext:base-cell-address="Foglio1.A19"/>
          </calcext:conditional-format>
          <calcext:conditional-format calcext:target-range-address="Foglio1.A20:Foglio1.M20">
            <calcext:condition calcext:apply-style-name="Senza nome1" calcext:value="=1" calcext:base-cell-address="Foglio1.A20"/>
          </calcext:conditional-format>
          <calcext:conditional-format calcext:target-range-address="Foglio1.A21:Foglio1.M21">
            <calcext:condition calcext:apply-style-name="Senza nome1" calcext:value="=1" calcext:base-cell-address="Foglio1.A21"/>
          </calcext:conditional-format>
          <calcext:conditional-format calcext:target-range-address="Foglio1.A22:Foglio1.M22">
            <calcext:condition calcext:apply-style-name="Senza nome1" calcext:value="=1" calcext:base-cell-address="Foglio1.A22"/>
          </calcext:conditional-format>
          <calcext:conditional-format calcext:target-range-address="Foglio1.A23:Foglio1.M23">
            <calcext:condition calcext:apply-style-name="Senza nome1" calcext:value="=1" calcext:base-cell-address="Foglio1.A23"/>
          </calcext:conditional-format>
          <calcext:conditional-format calcext:target-range-address="Foglio1.A24:Foglio1.M24">
            <calcext:condition calcext:apply-style-name="Senza nome1" calcext:value="=1" calcext:base-cell-address="Foglio1.A24"/>
          </calcext:conditional-format>
          <calcext:conditional-format calcext:target-range-address="Foglio1.A25:Foglio1.M25">
            <calcext:condition calcext:apply-style-name="Senza nome1" calcext:value="=1" calcext:base-cell-address="Foglio1.A25"/>
          </calcext:conditional-format>
          <calcext:conditional-format calcext:target-range-address="Foglio1.A26:Foglio1.M26">
            <calcext:condition calcext:apply-style-name="Senza nome1" calcext:value="=1" calcext:base-cell-address="Foglio1.A26"/>
          </calcext:conditional-format>
          <calcext:conditional-format calcext:target-range-address="Foglio1.A27:Foglio1.M27">
            <calcext:condition calcext:apply-style-name="Senza nome1" calcext:value="=1" calcext:base-cell-address="Foglio1.A27"/>
          </calcext:conditional-format>
          <calcext:conditional-format calcext:target-range-address="Foglio1.A28:Foglio1.M28">
            <calcext:condition calcext:apply-style-name="Senza nome1" calcext:value="=1" calcext:base-cell-address="Foglio1.A28"/>
          </calcext:conditional-format>
          <calcext:conditional-format calcext:target-range-address="Foglio1.A29:Foglio1.M29">
            <calcext:condition calcext:apply-style-name="Senza nome1" calcext:value="=1" calcext:base-cell-address="Foglio1.A29"/>
          </calcext:conditional-format>
          <calcext:conditional-format calcext:target-range-address="Foglio1.A30:Foglio1.M30">
            <calcext:condition calcext:apply-style-name="Senza nome1" calcext:value="=1" calcext:base-cell-address="Foglio1.A30"/>
          </calcext:conditional-format>
          <calcext:conditional-format calcext:target-range-address="Foglio1.A31:Foglio1.M31">
            <calcext:condition calcext:apply-style-name="Senza nome1" calcext:value="=1" calcext:base-cell-address="Foglio1.A31"/>
          </calcext:conditional-format>
          <calcext:conditional-format calcext:target-range-address="Foglio1.A32:Foglio1.M32">
            <calcext:condition calcext:apply-style-name="Senza nome1" calcext:value="=1" calcext:base-cell-address="Foglio1.A32"/>
          </calcext:conditional-format>
          <calcext:conditional-format calcext:target-range-address="Foglio1.A33:Foglio1.M33">
            <calcext:condition calcext:apply-style-name="Senza nome1" calcext:value="=1" calcext:base-cell-address="Foglio1.A33"/>
          </calcext:conditional-format>
          <calcext:conditional-format calcext:target-range-address="Foglio1.A34:Foglio1.M34">
            <calcext:condition calcext:apply-style-name="Senza nome1" calcext:value="=1" calcext:base-cell-address="Foglio1.A34"/>
          </calcext:conditional-format>
          <calcext:conditional-format calcext:target-range-address="Foglio1.A35:Foglio1.M35">
            <calcext:condition calcext:apply-style-name="Senza nome1" calcext:value="=1" calcext:base-cell-address="Foglio1.A35"/>
          </calcext:conditional-format>
          <calcext:conditional-format calcext:target-range-address="Foglio1.A45:Foglio1.M45">
            <calcext:condition calcext:apply-style-name="Senza nome1" calcext:value="=1" calcext:base-cell-address="Foglio1.A45"/>
          </calcext:conditional-format>
          <calcext:conditional-format calcext:target-range-address="Foglio1.A45:Foglio1.M45">
            <calcext:condition calcext:apply-style-name="Senza nome1" calcext:value="=1" calcext:base-cell-address="Foglio1.A45"/>
          </calcext:conditional-format>
          <calcext:conditional-format calcext:target-range-address="Foglio1.K44:Foglio1.M44 Foglio1.A44:Foglio1.I44">
            <calcext:condition calcext:apply-style-name="Senza nome1" calcext:value="=1" calcext:base-cell-address="Foglio1.A44"/>
          </calcext:conditional-format>
          <calcext:conditional-format calcext:target-range-address="Foglio1.J44:Foglio1.J44">
            <calcext:condition calcext:apply-style-name="Senza nome1" calcext:value="=1" calcext:base-cell-address="Foglio1.J44"/>
          </calcext:conditional-format>
          <calcext:conditional-format calcext:target-range-address="Foglio1.A43:Foglio1.M43">
            <calcext:condition calcext:apply-style-name="Senza nome1" calcext:value="=1" calcext:base-cell-address="Foglio1.A43"/>
          </calcext:conditional-format>
          <calcext:conditional-format calcext:target-range-address="Foglio1.A42:Foglio1.M42">
            <calcext:condition calcext:apply-style-name="Senza nome1" calcext:value="=1" calcext:base-cell-address="Foglio1.A42"/>
          </calcext:conditional-format>
          <calcext:conditional-format calcext:target-range-address="Foglio1.A42:Foglio1.M42">
            <calcext:condition calcext:apply-style-name="Senza nome1" calcext:value="=1" calcext:base-cell-address="Foglio1.A42"/>
          </calcext:conditional-format>
          <calcext:conditional-format calcext:target-range-address="Foglio1.A41:Foglio1.M41">
            <calcext:condition calcext:apply-style-name="Senza nome1" calcext:value="=1" calcext:base-cell-address="Foglio1.A41"/>
          </calcext:conditional-format>
          <calcext:conditional-format calcext:target-range-address="Foglio1.A41:Foglio1.M41">
            <calcext:condition calcext:apply-style-name="Senza nome1" calcext:value="=1" calcext:base-cell-address="Foglio1.A41"/>
          </calcext:conditional-format>
          <calcext:conditional-format calcext:target-range-address="Foglio1.K40:Foglio1.M40 Foglio1.A40:Foglio1.I40">
            <calcext:condition calcext:apply-style-name="Senza nome1" calcext:value="=1" calcext:base-cell-address="Foglio1.A40"/>
          </calcext:conditional-format>
          <calcext:conditional-format calcext:target-range-address="Foglio1.J40:Foglio1.J40">
            <calcext:condition calcext:apply-style-name="Senza nome1" calcext:value="=1" calcext:base-cell-address="Foglio1.J40"/>
          </calcext:conditional-format>
          <calcext:conditional-format calcext:target-range-address="Foglio1.A39:Foglio1.M39">
            <calcext:condition calcext:apply-style-name="Senza nome1" calcext:value="=1" calcext:base-cell-address="Foglio1.A39"/>
          </calcext:conditional-format>
          <calcext:conditional-format calcext:target-range-address="Foglio1.A38:Foglio1.M38">
            <calcext:condition calcext:apply-style-name="Senza nome1" calcext:value="=1" calcext:base-cell-address="Foglio1.A38"/>
          </calcext:conditional-format>
          <calcext:conditional-format calcext:target-range-address="Foglio1.A38:Foglio1.M38">
            <calcext:condition calcext:apply-style-name="Senza nome1" calcext:value="=1" calcext:base-cell-address="Foglio1.A38"/>
          </calcext:conditional-format>
          <calcext:conditional-format calcext:target-range-address="Foglio1.A37:Foglio1.M37">
            <calcext:condition calcext:apply-style-name="Senza nome1" calcext:value="=1" calcext:base-cell-address="Foglio1.A37"/>
          </calcext:conditional-format>
          <calcext:conditional-format calcext:target-range-address="Foglio1.A37:Foglio1.M37">
            <calcext:condition calcext:apply-style-name="Senza nome1" calcext:value="=1" calcext:base-cell-address="Foglio1.A37"/>
          </calcext:conditional-format>
          <calcext:conditional-format calcext:target-range-address="Foglio1.A36:Foglio1.M36">
            <calcext:condition calcext:apply-style-name="Senza nome1" calcext:value="=1" calcext:base-cell-address="Foglio1.A36"/>
          </calcext:conditional-format>
          <calcext:conditional-format calcext:target-range-address="Foglio1.A46:Foglio1.M46">
            <calcext:condition calcext:apply-style-name="Senza nome1" calcext:value="=1" calcext:base-cell-address="Foglio1.A46"/>
          </calcext:conditional-format>
          <calcext:conditional-format calcext:target-range-address="Foglio1.A46:Foglio1.M46">
            <calcext:condition calcext:apply-style-name="Senza nome1" calcext:value="=1" calcext:base-cell-address="Foglio1.A46"/>
          </calcext:conditional-format>
          <calcext:conditional-format calcext:target-range-address="Foglio1.A47:Foglio1.M47">
            <calcext:condition calcext:apply-style-name="Senza nome1" calcext:value="=1" calcext:base-cell-address="Foglio1.A47"/>
          </calcext:conditional-format>
          <calcext:conditional-format calcext:target-range-address="Foglio1.K48:Foglio1.M48 Foglio1.A48:Foglio1.I48">
            <calcext:condition calcext:apply-style-name="Senza nome1" calcext:value="=1" calcext:base-cell-address="Foglio1.A48"/>
          </calcext:conditional-format>
          <calcext:conditional-format calcext:target-range-address="Foglio1.J48:Foglio1.J48">
            <calcext:condition calcext:apply-style-name="Senza nome1" calcext:value="=1" calcext:base-cell-address="Foglio1.J48"/>
          </calcext:conditional-format>
          <calcext:conditional-format calcext:target-range-address="Foglio1.A49:Foglio1.M49">
            <calcext:condition calcext:apply-style-name="Senza nome1" calcext:value="=1" calcext:base-cell-address="Foglio1.A49"/>
          </calcext:conditional-format>
          <calcext:conditional-format calcext:target-range-address="Foglio1.A49:Foglio1.M49">
            <calcext:condition calcext:apply-style-name="Senza nome1" calcext:value="=1" calcext:base-cell-address="Foglio1.A49"/>
          </calcext:conditional-format>
          <calcext:conditional-format calcext:target-range-address="Foglio1.A50:Foglio1.M50">
            <calcext:condition calcext:apply-style-name="Senza nome1" calcext:value="=1" calcext:base-cell-address="Foglio1.A50"/>
          </calcext:conditional-format>
          <calcext:conditional-format calcext:target-range-address="Foglio1.A50:Foglio1.M50">
            <calcext:condition calcext:apply-style-name="Senza nome1" calcext:value="=1" calcext:base-cell-address="Foglio1.A50"/>
          </calcext:conditional-format>
          <calcext:conditional-format calcext:target-range-address="Foglio1.A51:Foglio1.M51">
            <calcext:condition calcext:apply-style-name="Senza nome1" calcext:value="=1" calcext:base-cell-address="Foglio1.A51"/>
          </calcext:conditional-format>
          <calcext:conditional-format calcext:target-range-address="Foglio1.K52:Foglio1.M52 Foglio1.A52:Foglio1.I52">
            <calcext:condition calcext:apply-style-name="Senza nome1" calcext:value="=1" calcext:base-cell-address="Foglio1.A52"/>
          </calcext:conditional-format>
          <calcext:conditional-format calcext:target-range-address="Foglio1.J52:Foglio1.J52">
            <calcext:condition calcext:apply-style-name="Senza nome1" calcext:value="=1" calcext:base-cell-address="Foglio1.J52"/>
          </calcext:conditional-format>
          <calcext:conditional-format calcext:target-range-address="Foglio1.A53:Foglio1.M53">
            <calcext:condition calcext:apply-style-name="Senza nome1" calcext:value="=1" calcext:base-cell-address="Foglio1.A53"/>
          </calcext:conditional-format>
          <calcext:conditional-format calcext:target-range-address="Foglio1.A53:Foglio1.M53">
            <calcext:condition calcext:apply-style-name="Senza nome1" calcext:value="=1" calcext:base-cell-address="Foglio1.A53"/>
          </calcext:conditional-format>
          <calcext:conditional-format calcext:target-range-address="Foglio1.A54:Foglio1.M54">
            <calcext:condition calcext:apply-style-name="Senza nome1" calcext:value="=1" calcext:base-cell-address="Foglio1.A54"/>
          </calcext:conditional-format>
          <calcext:conditional-format calcext:target-range-address="Foglio1.A54:Foglio1.M54">
            <calcext:condition calcext:apply-style-name="Senza nome1" calcext:value="=1" calcext:base-cell-address="Foglio1.A54"/>
          </calcext:conditional-format>
          <calcext:conditional-format calcext:target-range-address="Foglio1.A55:Foglio1.M56">
            <calcext:condition calcext:apply-style-name="Senza nome1" calcext:value="=1" calcext:base-cell-address="Foglio1.A55"/>
          </calcext:conditional-format>
          <calcext:conditional-format calcext:target-range-address="Foglio1.A55:Foglio1.M55">
            <calcext:condition calcext:apply-style-name="Senza nome1" calcext:value="=1" calcext:base-cell-address="Foglio1.A55"/>
          </calcext:conditional-format>
          <calcext:conditional-format calcext:target-range-address="Foglio1.K56:Foglio1.M56 Foglio1.A56:Foglio1.I56">
            <calcext:condition calcext:apply-style-name="Senza nome1" calcext:value="=1" calcext:base-cell-address="Foglio1.A56"/>
          </calcext:conditional-format>
          <calcext:conditional-format calcext:target-range-address="Foglio1.J56:Foglio1.J56">
            <calcext:condition calcext:apply-style-name="Senza nome1" calcext:value="=1" calcext:base-cell-address="Foglio1.J56"/>
          </calcext:conditional-format>
          <calcext:conditional-format calcext:target-range-address="Foglio1.A60:Foglio1.M60">
            <calcext:condition calcext:apply-style-name="Senza nome1" calcext:value="=1" calcext:base-cell-address="Foglio1.A60"/>
          </calcext:conditional-format>
          <calcext:conditional-format calcext:target-range-address="Foglio1.A57:Foglio1.M57">
            <calcext:condition calcext:apply-style-name="Senza nome1" calcext:value="=1" calcext:base-cell-address="Foglio1.A57"/>
          </calcext:conditional-format>
          <calcext:conditional-format calcext:target-range-address="Foglio1.A57:Foglio1.M57">
            <calcext:condition calcext:apply-style-name="Senza nome1" calcext:value="=1" calcext:base-cell-address="Foglio1.A57"/>
          </calcext:conditional-format>
          <calcext:conditional-format calcext:target-range-address="Foglio1.A58:Foglio1.M58">
            <calcext:condition calcext:apply-style-name="Senza nome1" calcext:value="=1" calcext:base-cell-address="Foglio1.A58"/>
          </calcext:conditional-format>
          <calcext:conditional-format calcext:target-range-address="Foglio1.A58:Foglio1.M58">
            <calcext:condition calcext:apply-style-name="Senza nome1" calcext:value="=1" calcext:base-cell-address="Foglio1.A58"/>
          </calcext:conditional-format>
          <calcext:conditional-format calcext:target-range-address="Foglio1.A59:Foglio1.M60">
            <calcext:condition calcext:apply-style-name="Senza nome1" calcext:value="=1" calcext:base-cell-address="Foglio1.A59"/>
          </calcext:conditional-format>
          <calcext:conditional-format calcext:target-range-address="Foglio1.A59:Foglio1.M59">
            <calcext:condition calcext:apply-style-name="Senza nome1" calcext:value="=1" calcext:base-cell-address="Foglio1.A59"/>
          </calcext:conditional-format>
          <calcext:conditional-format calcext:target-range-address="Foglio1.K60:Foglio1.M60 Foglio1.A60:Foglio1.I60">
            <calcext:condition calcext:apply-style-name="Senza nome1" calcext:value="=1" calcext:base-cell-address="Foglio1.A60"/>
          </calcext:conditional-format>
          <calcext:conditional-format calcext:target-range-address="Foglio1.J60:Foglio1.J60">
            <calcext:condition calcext:apply-style-name="Senza nome1" calcext:value="=1" calcext:base-cell-address="Foglio1.J60"/>
          </calcext:conditional-format>
          <calcext:conditional-format calcext:target-range-address="Foglio1.A61:Foglio1.M61">
            <calcext:condition calcext:apply-style-name="Senza nome1" calcext:value="=1" calcext:base-cell-address="Foglio1.A61"/>
          </calcext:conditional-format>
          <calcext:conditional-format calcext:target-range-address="Foglio1.A61:Foglio1.M61">
            <calcext:condition calcext:apply-style-name="Senza nome1" calcext:value="=1" calcext:base-cell-address="Foglio1.A61"/>
          </calcext:conditional-format>
          <calcext:conditional-format calcext:target-range-address="Foglio1.A62:Foglio1.M62">
            <calcext:condition calcext:apply-style-name="Senza nome1" calcext:value="=1" calcext:base-cell-address="Foglio1.A62"/>
          </calcext:conditional-format>
          <calcext:conditional-format calcext:target-range-address="Foglio1.A62:Foglio1.M62">
            <calcext:condition calcext:apply-style-name="Senza nome1" calcext:value="=1" calcext:base-cell-address="Foglio1.A62"/>
          </calcext:conditional-format>
          <calcext:conditional-format calcext:target-range-address="Foglio1.A63:Foglio1.M63">
            <calcext:condition calcext:apply-style-name="Senza nome1" calcext:value="=1" calcext:base-cell-address="Foglio1.A63"/>
          </calcext:conditional-format>
          <calcext:conditional-format calcext:target-range-address="Foglio1.A63:Foglio1.M63">
            <calcext:condition calcext:apply-style-name="Senza nome1" calcext:value="=1" calcext:base-cell-address="Foglio1.A63"/>
          </calcext:conditional-format>
          <calcext:conditional-format calcext:target-range-address="Foglio1.A65:Foglio1.M65">
            <calcext:condition calcext:apply-style-name="Senza nome1" calcext:value="=1" calcext:base-cell-address="Foglio1.A65"/>
          </calcext:conditional-format>
          <calcext:conditional-format calcext:target-range-address="Foglio1.A65:Foglio1.M65">
            <calcext:condition calcext:apply-style-name="Senza nome1" calcext:value="=1" calcext:base-cell-address="Foglio1.A65"/>
          </calcext:conditional-format>
          <calcext:conditional-format calcext:target-range-address="Foglio1.A66:Foglio1.M66">
            <calcext:condition calcext:apply-style-name="Senza nome1" calcext:value="=1" calcext:base-cell-address="Foglio1.A66"/>
          </calcext:conditional-format>
          <calcext:conditional-format calcext:target-range-address="Foglio1.A66:Foglio1.M66">
            <calcext:condition calcext:apply-style-name="Senza nome1" calcext:value="=1" calcext:base-cell-address="Foglio1.A66"/>
          </calcext:conditional-format>
          <calcext:conditional-format calcext:target-range-address="Foglio1.A66:Foglio1.M66">
            <calcext:condition calcext:apply-style-name="Senza nome1" calcext:value="=1" calcext:base-cell-address="Foglio1.A66"/>
          </calcext:conditional-format>
          <calcext:conditional-format calcext:target-range-address="Foglio1.A67:Foglio1.M67">
            <calcext:condition calcext:apply-style-name="Senza nome1" calcext:value="=1" calcext:base-cell-address="Foglio1.A67"/>
          </calcext:conditional-format>
          <calcext:conditional-format calcext:target-range-address="Foglio1.A67:Foglio1.M67">
            <calcext:condition calcext:apply-style-name="Senza nome1" calcext:value="=1" calcext:base-cell-address="Foglio1.A67"/>
          </calcext:conditional-format>
          <calcext:conditional-format calcext:target-range-address="Foglio1.A67:Foglio1.M67">
            <calcext:condition calcext:apply-style-name="Senza nome1" calcext:value="=1" calcext:base-cell-address="Foglio1.A67"/>
          </calcext:conditional-format>
          <calcext:conditional-format calcext:target-range-address="Foglio1.A68:Foglio1.M68">
            <calcext:condition calcext:apply-style-name="Senza nome1" calcext:value="=1" calcext:base-cell-address="Foglio1.A68"/>
          </calcext:conditional-format>
          <calcext:conditional-format calcext:target-range-address="Foglio1.A69:Foglio1.M69">
            <calcext:condition calcext:apply-style-name="Senza nome1" calcext:value="=1" calcext:base-cell-address="Foglio1.A69"/>
          </calcext:conditional-format>
          <calcext:conditional-format calcext:target-range-address="Foglio1.A69:Foglio1.M69">
            <calcext:condition calcext:apply-style-name="Senza nome1" calcext:value="=1" calcext:base-cell-address="Foglio1.A69"/>
          </calcext:conditional-format>
          <calcext:conditional-format calcext:target-range-address="Foglio1.A70:Foglio1.M70">
            <calcext:condition calcext:apply-style-name="Senza nome1" calcext:value="=1" calcext:base-cell-address="Foglio1.A70"/>
          </calcext:conditional-format>
          <calcext:conditional-format calcext:target-range-address="Foglio1.A70:Foglio1.M70">
            <calcext:condition calcext:apply-style-name="Senza nome1" calcext:value="=1" calcext:base-cell-address="Foglio1.A70"/>
          </calcext:conditional-format>
          <calcext:conditional-format calcext:target-range-address="Foglio1.A70:Foglio1.M70">
            <calcext:condition calcext:apply-style-name="Senza nome1" calcext:value="=1" calcext:base-cell-address="Foglio1.A70"/>
          </calcext:conditional-format>
          <calcext:conditional-format calcext:target-range-address="Foglio1.A71:Foglio1.M71">
            <calcext:condition calcext:apply-style-name="Senza nome1" calcext:value="=1" calcext:base-cell-address="Foglio1.A71"/>
          </calcext:conditional-format>
          <calcext:conditional-format calcext:target-range-address="Foglio1.A71:Foglio1.M71">
            <calcext:condition calcext:apply-style-name="Senza nome1" calcext:value="=1" calcext:base-cell-address="Foglio1.A71"/>
          </calcext:conditional-format>
          <calcext:conditional-format calcext:target-range-address="Foglio1.A71:Foglio1.M71">
            <calcext:condition calcext:apply-style-name="Senza nome1" calcext:value="=1" calcext:base-cell-address="Foglio1.A71"/>
          </calcext:conditional-format>
          <calcext:conditional-format calcext:target-range-address="Foglio1.A72:Foglio1.M72">
            <calcext:condition calcext:apply-style-name="Senza nome1" calcext:value="=1" calcext:base-cell-address="Foglio1.A72"/>
          </calcext:conditional-format>
          <calcext:conditional-format calcext:target-range-address="Foglio1.A73:Foglio1.M73">
            <calcext:condition calcext:apply-style-name="Senza nome1" calcext:value="=1" calcext:base-cell-address="Foglio1.A73"/>
          </calcext:conditional-format>
          <calcext:conditional-format calcext:target-range-address="Foglio1.A73:Foglio1.M73">
            <calcext:condition calcext:apply-style-name="Senza nome1" calcext:value="=1" calcext:base-cell-address="Foglio1.A73"/>
          </calcext:conditional-format>
          <calcext:conditional-format calcext:target-range-address="Foglio1.A74:Foglio1.M74">
            <calcext:condition calcext:apply-style-name="Senza nome1" calcext:value="=1" calcext:base-cell-address="Foglio1.A74"/>
          </calcext:conditional-format>
          <calcext:conditional-format calcext:target-range-address="Foglio1.A74:Foglio1.M74">
            <calcext:condition calcext:apply-style-name="Senza nome1" calcext:value="=1" calcext:base-cell-address="Foglio1.A74"/>
          </calcext:conditional-format>
          <calcext:conditional-format calcext:target-range-address="Foglio1.A74:Foglio1.M74">
            <calcext:condition calcext:apply-style-name="Senza nome1" calcext:value="=1" calcext:base-cell-address="Foglio1.A74"/>
          </calcext:conditional-format>
          <calcext:conditional-format calcext:target-range-address="Foglio1.A75:Foglio1.M75">
            <calcext:condition calcext:apply-style-name="Senza nome1" calcext:value="=1" calcext:base-cell-address="Foglio1.A75"/>
          </calcext:conditional-format>
          <calcext:conditional-format calcext:target-range-address="Foglio1.A75:Foglio1.M75">
            <calcext:condition calcext:apply-style-name="Senza nome1" calcext:value="=1" calcext:base-cell-address="Foglio1.A75"/>
          </calcext:conditional-format>
          <calcext:conditional-format calcext:target-range-address="Foglio1.A75:Foglio1.M75">
            <calcext:condition calcext:apply-style-name="Senza nome1" calcext:value="=1" calcext:base-cell-address="Foglio1.A75"/>
          </calcext:conditional-format>
          <calcext:conditional-format calcext:target-range-address="Foglio1.A76:Foglio1.M76">
            <calcext:condition calcext:apply-style-name="Senza nome1" calcext:value="=1" calcext:base-cell-address="Foglio1.A76"/>
          </calcext:conditional-format>
          <calcext:conditional-format calcext:target-range-address="Foglio1.A77:Foglio1.M77">
            <calcext:condition calcext:apply-style-name="Senza nome1" calcext:value="=1" calcext:base-cell-address="Foglio1.A77"/>
          </calcext:conditional-format>
          <calcext:conditional-format calcext:target-range-address="Foglio1.A77:Foglio1.M77">
            <calcext:condition calcext:apply-style-name="Senza nome1" calcext:value="=1" calcext:base-cell-address="Foglio1.A77"/>
          </calcext:conditional-format>
          <calcext:conditional-format calcext:target-range-address="Foglio1.A91:Foglio1.M91">
            <calcext:condition calcext:apply-style-name="Senza nome1" calcext:value="=1" calcext:base-cell-address="Foglio1.A91"/>
          </calcext:conditional-format>
          <calcext:conditional-format calcext:target-range-address="Foglio1.A91:Foglio1.M91">
            <calcext:condition calcext:apply-style-name="Senza nome1" calcext:value="=1" calcext:base-cell-address="Foglio1.A91"/>
          </calcext:conditional-format>
          <calcext:conditional-format calcext:target-range-address="Foglio1.A91:Foglio1.M91">
            <calcext:condition calcext:apply-style-name="Senza nome1" calcext:value="=1" calcext:base-cell-address="Foglio1.A91"/>
          </calcext:conditional-format>
          <calcext:conditional-format calcext:target-range-address="Foglio1.A92:Foglio1.M92">
            <calcext:condition calcext:apply-style-name="Senza nome1" calcext:value="=1" calcext:base-cell-address="Foglio1.A92"/>
          </calcext:conditional-format>
          <calcext:conditional-format calcext:target-range-address="Foglio1.A92:Foglio1.M92">
            <calcext:condition calcext:apply-style-name="Senza nome1" calcext:value="=1" calcext:base-cell-address="Foglio1.A92"/>
          </calcext:conditional-format>
          <calcext:conditional-format calcext:target-range-address="Foglio1.A92:Foglio1.M92">
            <calcext:condition calcext:apply-style-name="Senza nome1" calcext:value="=1" calcext:base-cell-address="Foglio1.A92"/>
          </calcext:conditional-format>
          <calcext:conditional-format calcext:target-range-address="Foglio1.A93:Foglio1.M93">
            <calcext:condition calcext:apply-style-name="Senza nome1" calcext:value="=1" calcext:base-cell-address="Foglio1.A93"/>
          </calcext:conditional-format>
          <calcext:conditional-format calcext:target-range-address="Foglio1.A94:Foglio1.M94">
            <calcext:condition calcext:apply-style-name="Senza nome1" calcext:value="=1" calcext:base-cell-address="Foglio1.A94"/>
          </calcext:conditional-format>
          <calcext:conditional-format calcext:target-range-address="Foglio1.A94:Foglio1.M94">
            <calcext:condition calcext:apply-style-name="Senza nome1" calcext:value="=1" calcext:base-cell-address="Foglio1.A94"/>
          </calcext:conditional-format>
          <calcext:conditional-format calcext:target-range-address="Foglio1.A94:Foglio1.M94">
            <calcext:condition calcext:apply-style-name="Senza nome1" calcext:value="=1" calcext:base-cell-address="Foglio1.A94"/>
          </calcext:conditional-format>
          <calcext:conditional-format calcext:target-range-address="Foglio1.A95:Foglio1.M95">
            <calcext:condition calcext:apply-style-name="Senza nome1" calcext:value="=1" calcext:base-cell-address="Foglio1.A95"/>
          </calcext:conditional-format>
          <calcext:conditional-format calcext:target-range-address="Foglio1.A95:Foglio1.M95">
            <calcext:condition calcext:apply-style-name="Senza nome1" calcext:value="=1" calcext:base-cell-address="Foglio1.A95"/>
          </calcext:conditional-format>
          <calcext:conditional-format calcext:target-range-address="Foglio1.A95:Foglio1.M95">
            <calcext:condition calcext:apply-style-name="Senza nome1" calcext:value="=1" calcext:base-cell-address="Foglio1.A95"/>
          </calcext:conditional-format>
          <calcext:conditional-format calcext:target-range-address="Foglio1.A97:Foglio1.M99">
            <calcext:condition calcext:apply-style-name="Senza nome1" calcext:value="=1" calcext:base-cell-address="Foglio1.A97"/>
          </calcext:conditional-format>
          <calcext:conditional-format calcext:target-range-address="Foglio1.A96:Foglio1.M96">
            <calcext:condition calcext:apply-style-name="Senza nome1" calcext:value="=1" calcext:base-cell-address="Foglio1.A96"/>
          </calcext:conditional-format>
          <calcext:conditional-format calcext:target-range-address="Foglio1.A96:Foglio1.M96">
            <calcext:condition calcext:apply-style-name="Senza nome1" calcext:value="=1" calcext:base-cell-address="Foglio1.A96"/>
          </calcext:conditional-format>
          <calcext:conditional-format calcext:target-range-address="Foglio1.A96:Foglio1.M96">
            <calcext:condition calcext:apply-style-name="Senza nome1" calcext:value="=1" calcext:base-cell-address="Foglio1.A96"/>
          </calcext:conditional-format>
          <calcext:conditional-format calcext:target-range-address="Foglio1.A97:Foglio1.M97">
            <calcext:condition calcext:apply-style-name="Senza nome1" calcext:value="=1" calcext:base-cell-address="Foglio1.A97"/>
          </calcext:conditional-format>
          <calcext:conditional-format calcext:target-range-address="Foglio1.A98:Foglio1.M98">
            <calcext:condition calcext:apply-style-name="Senza nome1" calcext:value="=1" calcext:base-cell-address="Foglio1.A98"/>
          </calcext:conditional-format>
          <calcext:conditional-format calcext:target-range-address="Foglio1.A98:Foglio1.M98">
            <calcext:condition calcext:apply-style-name="Senza nome1" calcext:value="=1" calcext:base-cell-address="Foglio1.A98"/>
          </calcext:conditional-format>
          <calcext:conditional-format calcext:target-range-address="Foglio1.A98:Foglio1.M98">
            <calcext:condition calcext:apply-style-name="Senza nome1" calcext:value="=1" calcext:base-cell-address="Foglio1.A98"/>
          </calcext:conditional-format>
          <calcext:conditional-format calcext:target-range-address="Foglio1.A99:Foglio1.M99">
            <calcext:condition calcext:apply-style-name="Senza nome1" calcext:value="=1" calcext:base-cell-address="Foglio1.A99"/>
          </calcext:conditional-format>
          <calcext:conditional-format calcext:target-range-address="Foglio1.A99:Foglio1.M99">
            <calcext:condition calcext:apply-style-name="Senza nome1" calcext:value="=1" calcext:base-cell-address="Foglio1.A99"/>
          </calcext:conditional-format>
          <calcext:conditional-format calcext:target-range-address="Foglio1.A99:Foglio1.M99">
            <calcext:condition calcext:apply-style-name="Senza nome1" calcext:value="=1" calcext:base-cell-address="Foglio1.A99"/>
          </calcext:conditional-format>
          <calcext:conditional-format calcext:target-range-address="Foglio1.A78:Foglio1.M78">
            <calcext:condition calcext:apply-style-name="Senza nome1" calcext:value="=1" calcext:base-cell-address="Foglio1.A78"/>
          </calcext:conditional-format>
          <calcext:conditional-format calcext:target-range-address="Foglio1.A78:Foglio1.M78">
            <calcext:condition calcext:apply-style-name="Senza nome1" calcext:value="=1" calcext:base-cell-address="Foglio1.A78"/>
          </calcext:conditional-format>
          <calcext:conditional-format calcext:target-range-address="Foglio1.A78:Foglio1.M78">
            <calcext:condition calcext:apply-style-name="Senza nome1" calcext:value="=1" calcext:base-cell-address="Foglio1.A78"/>
          </calcext:conditional-format>
          <calcext:conditional-format calcext:target-range-address="Foglio1.A79:Foglio1.M79">
            <calcext:condition calcext:apply-style-name="Senza nome1" calcext:value="=1" calcext:base-cell-address="Foglio1.A79"/>
          </calcext:conditional-format>
          <calcext:conditional-format calcext:target-range-address="Foglio1.A79:Foglio1.M79">
            <calcext:condition calcext:apply-style-name="Senza nome1" calcext:value="=1" calcext:base-cell-address="Foglio1.A79"/>
          </calcext:conditional-format>
          <calcext:conditional-format calcext:target-range-address="Foglio1.A79:Foglio1.M79">
            <calcext:condition calcext:apply-style-name="Senza nome1" calcext:value="=1" calcext:base-cell-address="Foglio1.A79"/>
          </calcext:conditional-format>
          <calcext:conditional-format calcext:target-range-address="Foglio1.A80:Foglio1.M80">
            <calcext:condition calcext:apply-style-name="Senza nome1" calcext:value="=1" calcext:base-cell-address="Foglio1.A80"/>
          </calcext:conditional-format>
          <calcext:conditional-format calcext:target-range-address="Foglio1.A85:Foglio1.M85 Foglio1.A81:Foglio1.M81">
            <calcext:condition calcext:apply-style-name="Senza nome1" calcext:value="=1" calcext:base-cell-address="Foglio1.A81"/>
          </calcext:conditional-format>
          <calcext:conditional-format calcext:target-range-address="Foglio1.A85:Foglio1.M85 Foglio1.A81:Foglio1.M81">
            <calcext:condition calcext:apply-style-name="Senza nome1" calcext:value="=1" calcext:base-cell-address="Foglio1.A81"/>
          </calcext:conditional-format>
          <calcext:conditional-format calcext:target-range-address="Foglio1.A82:Foglio1.M82">
            <calcext:condition calcext:apply-style-name="Senza nome1" calcext:value="=1" calcext:base-cell-address="Foglio1.A82"/>
          </calcext:conditional-format>
          <calcext:conditional-format calcext:target-range-address="Foglio1.A82:Foglio1.M82">
            <calcext:condition calcext:apply-style-name="Senza nome1" calcext:value="=1" calcext:base-cell-address="Foglio1.A82"/>
          </calcext:conditional-format>
          <calcext:conditional-format calcext:target-range-address="Foglio1.A82:Foglio1.M82">
            <calcext:condition calcext:apply-style-name="Senza nome1" calcext:value="=1" calcext:base-cell-address="Foglio1.A82"/>
          </calcext:conditional-format>
          <calcext:conditional-format calcext:target-range-address="Foglio1.A83:Foglio1.M83">
            <calcext:condition calcext:apply-style-name="Senza nome1" calcext:value="=1" calcext:base-cell-address="Foglio1.A83"/>
          </calcext:conditional-format>
          <calcext:conditional-format calcext:target-range-address="Foglio1.A83:Foglio1.M83">
            <calcext:condition calcext:apply-style-name="Senza nome1" calcext:value="=1" calcext:base-cell-address="Foglio1.A83"/>
          </calcext:conditional-format>
          <calcext:conditional-format calcext:target-range-address="Foglio1.A83:Foglio1.M83">
            <calcext:condition calcext:apply-style-name="Senza nome1" calcext:value="=1" calcext:base-cell-address="Foglio1.A83"/>
          </calcext:conditional-format>
          <calcext:conditional-format calcext:target-range-address="Foglio1.A84:Foglio1.M84">
            <calcext:condition calcext:apply-style-name="Senza nome1" calcext:value="=1" calcext:base-cell-address="Foglio1.A84"/>
          </calcext:conditional-format>
          <calcext:conditional-format calcext:target-range-address="Foglio1.A85:Foglio1.M85">
            <calcext:condition calcext:apply-style-name="Senza nome1" calcext:value="=1" calcext:base-cell-address="Foglio1.A85"/>
          </calcext:conditional-format>
          <calcext:conditional-format calcext:target-range-address="Foglio1.A85:Foglio1.M85">
            <calcext:condition calcext:apply-style-name="Senza nome1" calcext:value="=1" calcext:base-cell-address="Foglio1.A85"/>
          </calcext:conditional-format>
          <calcext:conditional-format calcext:target-range-address="Foglio1.A86:Foglio1.M86">
            <calcext:condition calcext:apply-style-name="Senza nome1" calcext:value="=1" calcext:base-cell-address="Foglio1.A86"/>
          </calcext:conditional-format>
          <calcext:conditional-format calcext:target-range-address="Foglio1.A86:Foglio1.M86">
            <calcext:condition calcext:apply-style-name="Senza nome1" calcext:value="=1" calcext:base-cell-address="Foglio1.A86"/>
          </calcext:conditional-format>
          <calcext:conditional-format calcext:target-range-address="Foglio1.A86:Foglio1.M86">
            <calcext:condition calcext:apply-style-name="Senza nome1" calcext:value="=1" calcext:base-cell-address="Foglio1.A86"/>
          </calcext:conditional-format>
          <calcext:conditional-format calcext:target-range-address="Foglio1.A87:Foglio1.M87">
            <calcext:condition calcext:apply-style-name="Senza nome1" calcext:value="=1" calcext:base-cell-address="Foglio1.A87"/>
          </calcext:conditional-format>
          <calcext:conditional-format calcext:target-range-address="Foglio1.A87:Foglio1.M87">
            <calcext:condition calcext:apply-style-name="Senza nome1" calcext:value="=1" calcext:base-cell-address="Foglio1.A87"/>
          </calcext:conditional-format>
          <calcext:conditional-format calcext:target-range-address="Foglio1.A87:Foglio1.M87">
            <calcext:condition calcext:apply-style-name="Senza nome1" calcext:value="=1" calcext:base-cell-address="Foglio1.A87"/>
          </calcext:conditional-format>
          <calcext:conditional-format calcext:target-range-address="Foglio1.A88:Foglio1.M88">
            <calcext:condition calcext:apply-style-name="Senza nome1" calcext:value="=1" calcext:base-cell-address="Foglio1.A88"/>
          </calcext:conditional-format>
          <calcext:conditional-format calcext:target-range-address="Foglio1.A89:Foglio1.M89">
            <calcext:condition calcext:apply-style-name="Senza nome1" calcext:value="=1" calcext:base-cell-address="Foglio1.A89"/>
          </calcext:conditional-format>
          <calcext:conditional-format calcext:target-range-address="Foglio1.A89:Foglio1.M89">
            <calcext:condition calcext:apply-style-name="Senza nome1" calcext:value="=1" calcext:base-cell-address="Foglio1.A89"/>
          </calcext:conditional-format>
          <calcext:conditional-format calcext:target-range-address="Foglio1.A89:Foglio1.M89">
            <calcext:condition calcext:apply-style-name="Senza nome1" calcext:value="=1" calcext:base-cell-address="Foglio1.A89"/>
          </calcext:conditional-format>
          <calcext:conditional-format calcext:target-range-address="Foglio1.A89:Foglio1.M89">
            <calcext:condition calcext:apply-style-name="Senza nome1" calcext:value="=1" calcext:base-cell-address="Foglio1.A89"/>
          </calcext:conditional-format>
          <calcext:conditional-format calcext:target-range-address="Foglio1.A90:Foglio1.M90">
            <calcext:condition calcext:apply-style-name="Senza nome1" calcext:value="=1" calcext:base-cell-address="Foglio1.A90"/>
          </calcext:conditional-format>
          <calcext:conditional-format calcext:target-range-address="Foglio1.A90:Foglio1.M90">
            <calcext:condition calcext:apply-style-name="Senza nome1" calcext:value="=1" calcext:base-cell-address="Foglio1.A90"/>
          </calcext:conditional-format>
          <calcext:conditional-format calcext:target-range-address="Foglio1.A90:Foglio1.M90">
            <calcext:condition calcext:apply-style-name="Senza nome1" calcext:value="=1" calcext:base-cell-address="Foglio1.A9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7-11-14T21:07:18.668361084</meta:creation-date>
    <dc:date>2017-11-14T22:38:50.426899604</dc:date>
    <dc:creator>diego </dc:creator>
    <meta:editing-duration>PT44M8S</meta:editing-duration>
    <meta:editing-cycles>5</meta:editing-cycles>
    <meta:generator>LibreOffice/4.2.8.2$Linux_X86_64 LibreOffice_project/420m0$Build-2</meta:generator>
    <meta:document-statistic meta:table-count="1" meta:cell-count="1287" meta:object-count="0"/>
  </office:meta>
</office:document-meta>
</file>